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Manners Speech</text:p>
          </table:table-cell>
          <table:table-cell office:value-type="string" calcext:value-type="string" table:number-columns-spanned="1" table:number-rows-spanned="18">
            <text:p>Given: </text:p>
            <text:p>When: The teacher selects “Speech” mode in the Manners UI menu</text:p>
            <text:p>Then: The robot will begin its speech</text:p>
            <text:p/>
            <text:p>The objective of this test is to gauge whether or not the robot begins its speech after the signal from the “speech” button has been se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elect the “Emotional Skills” button in the UI menu</text:p>
          </table:table-cell>
          <table:table-cell office:value-type="string" calcext:value-type="string">
            <text:p>The submenu for this button should appear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elect the Manners option in the UI menu</text:p>
          </table:table-cell>
          <table:table-cell office:value-type="string" calcext:value-type="string">
            <text:p>The submenu for this button should appear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Select “Speech” mode</text:p>
          </table:table-cell>
          <table:table-cell office:value-type="string" calcext:value-type="string" table:number-columns-spanned="1" table:number-rows-spanned="16">
            <text:p>The robot should begin its speech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Actions </text:p>
          </table:table-cell>
          <table:table-cell office:value-type="string" calcext:value-type="string" table:number-columns-spanned="1" table:number-rows-spanned="18">
            <text:p>Given: The robot has begun its speech</text:p>
            <text:p>When: While the robot is speaking</text:p>
            <text:p>Then: The robot will do an action corresponding to the speech</text:p>
            <text:p/>
            <text:p>The objective of this test is to gauge whether or not the robot uses the appropriate actions and is synchronised to the dialogue.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Watch the robot while it is speaking</text:p>
          </table:table-cell>
          <table:table-cell office:value-type="string" calcext:value-type="string" table:number-columns-spanned="1" table:number-rows-spanned="18">
            <text:p>The robot should make a variety of appropriate poses during the duration of the speech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Game mode</text:p>
          </table:table-cell>
          <table:table-cell office:value-type="string" calcext:value-type="string" table:number-columns-spanned="1" table:number-rows-spanned="18">
            <text:p>Given: The robot is in operation</text:p>
            <text:p>When: The teacher has selected “game mode”</text:p>
            <text:p>Then: The robot begins “game mode”</text:p>
            <text:p/>
            <text:p>The objective of this test is to gauge whether the robot will respond to the game mode button on the User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the “Game Mode” button</text:p>
          </table:table-cell>
          <table:table-cell office:value-type="string" calcext:value-type="string">
            <text:p>The input text box should appear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Default"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table:number-columns-spanned="1" table:number-rows-spanned="15"/>
          <table:table-cell table:number-columns-spanned="1" table:number-rows-spanned="15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4" calcext:value-type="float" table:number-columns-spanned="1" table:number-rows-spanned="18">
            <text:p>1.4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 “Game mode has been chosen successfully</text:p>
            <text:p>When: The input text box has appeared on the screen</text:p>
            <text:p>Then: The text is sent when you hit the “send” button and is read out by the robot.</text:p>
            <text:p/>
            <text:p>The objective of this test is to gauge whether or not the robot can successfully repeat the input text it has been given through the user interface’s “input text” box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in what you want the robot to say and then click the “send” button</text:p>
          </table:table-cell>
          <table:table-cell office:value-type="string" calcext:value-type="string">
            <text:p>The robot should receive and read out the input tex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table:number-columns-spanned="1" table:number-rows-spanned="16"/>
          <table:table-cell table:number-columns-spanned="1" table:number-rows-spanned="16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9:00:25.020133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9T09:11:20.245166480</dc:date>
    <meta:editing-duration>PT1H5M17S</meta:editing-duration>
    <meta:editing-cycles>10</meta:editing-cycles>
    <meta:generator>LibreOffice/6.0.6.2$Linux_X86_64 LibreOffice_project/00m0$Build-2</meta:generator>
    <meta:document-statistic meta:table-count="1" meta:cell-count="43" meta:object-count="0"/>
  </office:meta>
</office:document-meta>
</file>